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Normal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39"/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number-columns-repeated="40"/>
          <table:table-cell table:number-columns-repeated="98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x" table:style-name="ta1"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6" table:default-cell-style-name="ce5"/>
        <table:table-column table:style-name="co3" table:number-columns-repeated="3" table:default-cell-style-name="ce1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COL</text:p>
          </table:table-cell>
          <table:covered-table-cell table:number-columns-repeated="5" table:style-name="ce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9">
            <text:p>ROW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/>
          <table:table-cell table:style-name="ce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5:43:29.883099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44:19.998949853</meta:creation-date>
    <dc:date>2017-10-17T16:20:03.881394667</dc:date>
    <meta:editing-duration>PT41M56S</meta:editing-duration>
    <meta:editing-cycles>4</meta:editing-cycles>
    <meta:generator>LibreOffice/5.1.6.2$Linux_X86_64 LibreOffice_project/10m0$Build-2</meta:generator>
    <meta:document-statistic meta:table-count="2" meta:cell-count="172" meta:object-count="0"/>
  </office:meta>
</office:document-meta>
</file>